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8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9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0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5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6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3" office:value-type="string" calcext:value-type="string">
            <text:p>{2, 4, 11, 13, 22, 26, 44, 52, 143, 286}</text:p>
          </table:table-cell>
          <table:table-cell table:style-name="ce71" office:value-type="float" office:value="151" calcext:value-type="float">
            <text:p>151</text:p>
          </table:table-cell>
          <table:table-cell table:style-name="ce78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79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5"/>
          <table:table-cell table:style-name="ce73" office:value-type="string" calcext:value-type="string">
            <text:p>5.807692307692308</text:p>
          </table:table-cell>
          <table:table-cell table:style-name="ce80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2"/>
          <table:table-cell table:style-name="ce70"/>
          <table:table-cell table:style-name="ce77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7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3" office:value-type="string" calcext:value-type="string">
            <text:p>{2, 4, 11, 22, 44, 121, 242}</text:p>
          </table:table-cell>
          <table:table-cell table:style-name="ce71" office:value-type="float" office:value="121" calcext:value-type="float">
            <text:p>121</text:p>
          </table:table-cell>
          <table:table-cell table:style-name="ce78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4" office:value-type="string" calcext:value-type="string">
            <text:p>{2, 3, 6, 9, 18, 29, 58, 87, 174, 261}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6" office:value-type="string" calcext:value-type="string">
            <text:p>{2, 7, 14, 41, 82, 287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6" office:value-type="string" calcext:value-type="string">
            <text:p>{2, 4, 11, 13, 22, 26, 44, 52, 143, 286}</text:p>
          </table:table-cell>
          <table:table-cell table:style-name="ce74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6" office:value-type="string" calcext:value-type="string">
            <text:p>{7, 83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6" office:value-type="string" calcext:value-type="string">
            <text:p>{11, 53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6" office:value-type="string" calcext:value-type="string">
            <text:p>{5, 109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6" office:value-type="string" calcext:value-type="string">
            <text:p>{2, 3, 5, 6, 10, 15, 19, 30, 38, 57, 95, 114, 190, 285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6" office:value-type="string" calcext:value-type="string">
            <text:p>{2, 3, 6, 9, 11, 18, 22, 27, 33, 54, 66, 99, 198, 297}</text:p>
          </table:table-cell>
          <table:table-cell table:style-name="ce74" office:value-type="float" office:value="145" calcext:value-type="float">
            <text:p>145</text:p>
          </table:table-cell>
          <table:table-cell table:style-name="ce81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6" office:value-type="string" calcext:value-type="string">
            <text:p>{2, 4, 149, 298}</text:p>
          </table:table-cell>
          <table:table-cell table:style-name="ce74" office:value-type="float" office:value="150" calcext:value-type="float">
            <text:p>150</text:p>
          </table:table-cell>
          <table:table-cell table:style-name="ce81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6" office:value-type="string" calcext:value-type="string">
            <text:p>{5, 23, 25, 115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8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4" office:value-type="string" calcext:value-type="string">
            <text:p>{61, 103}</text:p>
          </table:table-cell>
          <table:table-cell table:style-name="ce72" office:value-type="float" office:value="1576" calcext:value-type="float">
            <text:p>1576</text:p>
          </table:table-cell>
          <table:table-cell table:style-name="ce79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5"/>
          <table:table-cell table:style-name="ce73" office:value-type="string" calcext:value-type="string">
            <text:p>60.6153846153846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3" office:value-type="string" calcext:value-type="string">
            <text:p>{2, 4, 8, 16, 32, 64, 128, 256}</text:p>
          </table:table-cell>
          <table:table-cell table:style-name="ce71" office:value-type="float" office:value="128" calcext:value-type="float">
            <text:p>128</text:p>
          </table:table-cell>
          <table:table-cell table:style-name="ce78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4" office:value-type="string" calcext:value-type="string">
            <text:p>{}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6" office:value-type="string" calcext:value-type="string">
            <text:p>{}</text:p>
          </table:table-cell>
          <table:table-cell table:style-name="ce74" office:value-type="float" office:value="147" calcext:value-type="float">
            <text:p>147</text:p>
          </table:table-cell>
          <table:table-cell table:style-name="ce81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6" office:value-type="string" calcext:value-type="string">
            <text:p>{2, 3, 4, 6, 8, 12, 23, 24, 46, 69, 92, 138, 184, 276}</text:p>
          </table:table-cell>
          <table:table-cell table:style-name="ce74" office:value-type="float" office:value="139" calcext:value-type="float">
            <text:p>139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6" office:value-type="string" calcext:value-type="string">
            <text:p>{2, 3, 4, 6, 12, 43, 86, 129, 172, 258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6" office:value-type="string" calcext:value-type="string">
            <text:p>{3, 13, 39, 169}</text:p>
          </table:table-cell>
          <table:table-cell table:style-name="ce74" office:value-type="float" office:value="126" calcext:value-type="float">
            <text:p>126</text:p>
          </table:table-cell>
          <table:table-cell table:style-name="ce81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6" office:value-type="string" calcext:value-type="string">
            <text:p>{3, 9, 59, 177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6" office:value-type="string" calcext:value-type="string">
            <text:p>{2, 3, 6, 7, 13, 14, 21, 26, 39, 42, 78, 91, 182, 273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8" office:value-type="string" calcext:value-type="string">
            <text:p>{17, 31}</text:p>
          </table:table-cell>
          <table:table-cell table:style-name="ce75" office:value-type="float" office:value="131" calcext:value-type="float">
            <text:p>131</text:p>
          </table:table-cell>
          <table:table-cell table:style-name="ce8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4" office:value-type="string" calcext:value-type="string">
            <text:p>{3, 9, 11, 33, 43, 99, 129, 387, 473, 1419}</text:p>
          </table:table-cell>
          <table:table-cell table:style-name="ce72" office:value-type="float" office:value="1064" calcext:value-type="float">
            <text:p>1064</text:p>
          </table:table-cell>
          <table:table-cell table:style-name="ce79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5"/>
          <table:table-cell table:style-name="ce73" office:value-type="string" calcext:value-type="string">
            <text:p>40.9230769230769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3" office:value-type="string" calcext:value-type="string">
            <text:p>{3, 5, 7, 15, 21, 25, 35, 75, 105, 175}</text:p>
          </table:table-cell>
          <table:table-cell table:style-name="ce71" office:value-type="float" office:value="130" calcext:value-type="float">
            <text:p>130</text:p>
          </table:table-cell>
          <table:table-cell table:style-name="ce78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4" office:value-type="string" calcext:value-type="string">
            <text:p>{2, 4, 139, 278}</text:p>
          </table:table-cell>
          <table:table-cell table:style-name="ce72" office:value-type="float" office:value="141" calcext:value-type="float">
            <text:p>141</text:p>
          </table:table-cell>
          <table:table-cell table:style-name="ce79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6" office:value-type="string" calcext:value-type="string">
            <text:p>{2, 3, 6, 97, 194, 291}</text:p>
          </table:table-cell>
          <table:table-cell table:style-name="ce74" office:value-type="float" office:value="148" calcext:value-type="float">
            <text:p>148</text:p>
          </table:table-cell>
          <table:table-cell table:style-name="ce81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table:number-columns-repeated="4"/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table:number-columns-repeated="4"/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table:number-columns-repeated="4"/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add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table:number-columns-repeated="4"/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table:number-columns-repeated="4"/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table:number-columns-repeated="4"/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6" office:value-type="string" calcext:value-type="string">
            <text:p>{2, 11, 22, 23, 46, 253}</text:p>
          </table:table-cell>
          <table:table-cell table:style-name="ce74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8" office:value-type="string" calcext:value-type="string">
            <text:p>{3, 5, 15, 41, 123, 205}</text:p>
          </table:table-cell>
          <table:table-cell table:style-name="ce75" office:value-type="float" office:value="151" calcext:value-type="float">
            <text:p>151</text:p>
          </table:table-cell>
          <table:table-cell table:style-name="ce8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table:number-columns-repeated="4"/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5, 10, 11, 20, 22, 44, 55, 110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table:number-columns-repeated="4"/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/>
          <table:table-cell table:style-name="ce65"/>
          <table:table-cell table:style-name="ce73"/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table:number-columns-repeated="4"/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table:number-columns-repeated="4"/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47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3" office:value-type="string" calcext:value-type="string">
            <text:p>{2, 4, 11, 13, 22, 26, 44, 52, 143, 286}</text:p>
          </table:table-cell>
          <table:table-cell table:style-name="ce71" office:value-type="float" office:value="151" calcext:value-type="float">
            <text:p>151</text:p>
          </table:table-cell>
          <table:table-cell table:style-name="ce78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79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5"/>
          <table:table-cell table:style-name="ce73" office:value-type="string" calcext:value-type="string">
            <text:p>5.807692307692308</text:p>
          </table:table-cell>
          <table:table-cell table:style-name="ce80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2"/>
          <table:table-cell table:style-name="ce70"/>
          <table:table-cell table:style-name="ce77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7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3" office:value-type="string" calcext:value-type="string">
            <text:p>{2, 4, 11, 22, 44, 121, 242}</text:p>
          </table:table-cell>
          <table:table-cell table:style-name="ce71" office:value-type="float" office:value="121" calcext:value-type="float">
            <text:p>121</text:p>
          </table:table-cell>
          <table:table-cell table:style-name="ce78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4" office:value-type="string" calcext:value-type="string">
            <text:p>{2, 3, 6, 9, 18, 29, 58, 87, 174, 261}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6" office:value-type="string" calcext:value-type="string">
            <text:p>{2, 7, 14, 41, 82, 287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6" office:value-type="string" calcext:value-type="string">
            <text:p>{2, 4, 11, 13, 22, 26, 44, 52, 143, 286}</text:p>
          </table:table-cell>
          <table:table-cell table:style-name="ce74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6" office:value-type="string" calcext:value-type="string">
            <text:p>{7, 83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6" office:value-type="string" calcext:value-type="string">
            <text:p>{11, 53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6" office:value-type="string" calcext:value-type="string">
            <text:p>{5, 109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6" office:value-type="string" calcext:value-type="string">
            <text:p>{2, 3, 5, 6, 10, 15, 19, 30, 38, 57, 95, 114, 190, 285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6" office:value-type="string" calcext:value-type="string">
            <text:p>{2, 3, 6, 9, 11, 18, 22, 27, 33, 54, 66, 99, 198, 297}</text:p>
          </table:table-cell>
          <table:table-cell table:style-name="ce74" office:value-type="float" office:value="145" calcext:value-type="float">
            <text:p>145</text:p>
          </table:table-cell>
          <table:table-cell table:style-name="ce81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6" office:value-type="string" calcext:value-type="string">
            <text:p>{2, 4, 149, 298}</text:p>
          </table:table-cell>
          <table:table-cell table:style-name="ce74" office:value-type="float" office:value="150" calcext:value-type="float">
            <text:p>150</text:p>
          </table:table-cell>
          <table:table-cell table:style-name="ce81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6" office:value-type="string" calcext:value-type="string">
            <text:p>{5, 23, 25, 115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8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4" office:value-type="string" calcext:value-type="string">
            <text:p>{61, 103}</text:p>
          </table:table-cell>
          <table:table-cell table:style-name="ce72" office:value-type="float" office:value="1576" calcext:value-type="float">
            <text:p>1576</text:p>
          </table:table-cell>
          <table:table-cell table:style-name="ce79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5"/>
          <table:table-cell table:style-name="ce73" office:value-type="string" calcext:value-type="string">
            <text:p>60.6153846153846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3" office:value-type="string" calcext:value-type="string">
            <text:p>{2, 4, 8, 16, 32, 64, 128, 256}</text:p>
          </table:table-cell>
          <table:table-cell table:style-name="ce71" office:value-type="float" office:value="128" calcext:value-type="float">
            <text:p>128</text:p>
          </table:table-cell>
          <table:table-cell table:style-name="ce78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4" office:value-type="string" calcext:value-type="string">
            <text:p>{}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6" office:value-type="string" calcext:value-type="string">
            <text:p>{}</text:p>
          </table:table-cell>
          <table:table-cell table:style-name="ce74" office:value-type="float" office:value="147" calcext:value-type="float">
            <text:p>147</text:p>
          </table:table-cell>
          <table:table-cell table:style-name="ce81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6" office:value-type="string" calcext:value-type="string">
            <text:p>{2, 3, 4, 6, 8, 12, 23, 24, 46, 69, 92, 138, 184, 276}</text:p>
          </table:table-cell>
          <table:table-cell table:style-name="ce74" office:value-type="float" office:value="139" calcext:value-type="float">
            <text:p>139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6" office:value-type="string" calcext:value-type="string">
            <text:p>{2, 3, 4, 6, 12, 43, 86, 129, 172, 258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6" office:value-type="string" calcext:value-type="string">
            <text:p>{3, 13, 39, 169}</text:p>
          </table:table-cell>
          <table:table-cell table:style-name="ce74" office:value-type="float" office:value="126" calcext:value-type="float">
            <text:p>126</text:p>
          </table:table-cell>
          <table:table-cell table:style-name="ce81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6" office:value-type="string" calcext:value-type="string">
            <text:p>{3, 9, 59, 177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6" office:value-type="string" calcext:value-type="string">
            <text:p>{2, 3, 6, 7, 13, 14, 21, 26, 39, 42, 78, 91, 182, 273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8" office:value-type="string" calcext:value-type="string">
            <text:p>{17, 31}</text:p>
          </table:table-cell>
          <table:table-cell table:style-name="ce75" office:value-type="float" office:value="131" calcext:value-type="float">
            <text:p>131</text:p>
          </table:table-cell>
          <table:table-cell table:style-name="ce8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4" office:value-type="string" calcext:value-type="string">
            <text:p>{3, 9, 11, 33, 43, 99, 129, 387, 473, 1419}</text:p>
          </table:table-cell>
          <table:table-cell table:style-name="ce72" office:value-type="float" office:value="1064" calcext:value-type="float">
            <text:p>1064</text:p>
          </table:table-cell>
          <table:table-cell table:style-name="ce79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5"/>
          <table:table-cell table:style-name="ce73" office:value-type="string" calcext:value-type="string">
            <text:p>40.9230769230769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3" office:value-type="string" calcext:value-type="string">
            <text:p>{3, 5, 7, 15, 21, 25, 35, 75, 105, 175}</text:p>
          </table:table-cell>
          <table:table-cell table:style-name="ce71" office:value-type="float" office:value="130" calcext:value-type="float">
            <text:p>130</text:p>
          </table:table-cell>
          <table:table-cell table:style-name="ce78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4" office:value-type="string" calcext:value-type="string">
            <text:p>{2, 4, 139, 278}</text:p>
          </table:table-cell>
          <table:table-cell table:style-name="ce72" office:value-type="float" office:value="141" calcext:value-type="float">
            <text:p>141</text:p>
          </table:table-cell>
          <table:table-cell table:style-name="ce79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6" office:value-type="string" calcext:value-type="string">
            <text:p>{2, 3, 6, 97, 194, 291}</text:p>
          </table:table-cell>
          <table:table-cell table:style-name="ce74" office:value-type="float" office:value="148" calcext:value-type="float">
            <text:p>148</text:p>
          </table:table-cell>
          <table:table-cell table:style-name="ce81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table:number-columns-repeated="4"/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table:number-columns-repeated="4"/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table:number-columns-repeated="4"/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add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table:number-columns-repeated="4"/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table:number-columns-repeated="4"/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table:number-columns-repeated="4"/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6" office:value-type="string" calcext:value-type="string">
            <text:p>{2, 11, 22, 23, 46, 253}</text:p>
          </table:table-cell>
          <table:table-cell table:style-name="ce74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8" office:value-type="string" calcext:value-type="string">
            <text:p>{3, 5, 15, 41, 123, 205}</text:p>
          </table:table-cell>
          <table:table-cell table:style-name="ce75" office:value-type="float" office:value="151" calcext:value-type="float">
            <text:p>151</text:p>
          </table:table-cell>
          <table:table-cell table:style-name="ce8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table:number-columns-repeated="4"/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5, 10, 11, 20, 22, 44, 55, 110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table:number-columns-repeated="4"/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/>
          <table:table-cell table:style-name="ce65"/>
          <table:table-cell table:style-name="ce73"/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table:number-columns-repeated="4"/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table:number-columns-repeated="4"/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46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prePlate33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Application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#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procedur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ntex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decid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umma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initi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feren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cre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odul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process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o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execu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pac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witch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viron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verify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ultu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featur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usiness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eiz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olic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mandatory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on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extra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uthen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devic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cryp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ystem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ecryp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us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pyrigh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offic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a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rel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nso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mak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Gradi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wav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ransmi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interest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i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band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ggrega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reason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Histo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lim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lectr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bit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u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whol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unci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group_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Fuse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procedure_</text:p>
          </table:table-cell>
          <table:table-cell table:style-name="ce94" office:value-type="string" calcext:value-type="string">
            <text:p>:</text:p>
          </table:table-cell>
          <table:table-cell table:style-name="ce97" office:value-type="string" calcext:value-type="string">
            <text:p>Faith</text:p>
          </table:table-cell>
          <table:table-cell table:style-name="ce101" office:value-type="string" calcext:value-type="string">
            <text:p>Syntax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A#3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ea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anage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i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cur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had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rchitectu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roduc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haracteris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as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ec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o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Organis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ar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Instrument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lu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xpre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agil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ecialis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rea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vers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h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Inform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roo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erminolog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a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sme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ea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echanis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jec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rpor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he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lass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har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mun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a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lativit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wip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cknowledge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righ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echnolog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row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mi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nin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Occup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ki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ymmet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egre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plomac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lo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du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2" office:value-type="string" calcext:value-type="string">
            <text:p>_unique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Requirement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decide_</text:p>
          </table:table-cell>
          <table:table-cell table:style-name="ce94" office:value-type="string" calcext:value-type="string">
            <text:p>:</text:p>
          </table:table-cell>
          <table:table-cell table:style-name="ce97" office:value-type="string" calcext:value-type="string">
            <text:p>Friend</text:p>
          </table:table-cell>
          <table:table-cell table:style-name="ce101" office:value-type="string" calcext:value-type="string">
            <text:p>Script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B#2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ee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d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ox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unc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for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lass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ediu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Namespa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iqui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bra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tar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ramewo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rb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latfor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our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Kern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gues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spla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oun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ssembl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oin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ymbo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rigi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nea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ntry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arb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inves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rea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whil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od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x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aintai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og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a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yp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ent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a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op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ata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ie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to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ota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pposit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rv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imilar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Netwo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rin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gin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li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ap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2" office:value-type="string" calcext:value-type="string">
            <text:p>_format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Heading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initiate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Torrent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C#3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new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la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ourc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pu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full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nalogu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erio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ilt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rando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ow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erial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stribu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ry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cor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ool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para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icro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an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atch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ppen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nex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ubmi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hi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are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l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en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ither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ccomplish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qual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esid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reviou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rac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ontinu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Uni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adap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Globa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equenc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Virtua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ai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ogarith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voi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apsul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or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ructu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oun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ring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ength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n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ri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ransfor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2" office:value-type="string" calcext:value-type="string">
            <text:p>_let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Gross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 table:number-rows-repeated="2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800" meta:object-count="0"/>
    <meta:generator>LibreOfficeDev/6.0.5.2$Linux_X86_64 LibreOffice_project/</meta:generator>
  </office:meta>
</office:document-meta>
</file>